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Estándar" style:font-family-generic="roman" style:font-pitch="variable"/>
    <style:font-face style:name="Times New Roman1" svg:font-family="'Times New Roman'" style:font-adornments="Gros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Footer">
      <style:text-properties fo:color="#2a6099" officeooo:paragraph-rsid="00232abd"/>
    </style:style>
    <style:style style:name="P3" style:family="paragraph" style:parent-style-name="Footer">
      <style:paragraph-properties fo:break-before="page"/>
      <style:text-properties fo:color="#2a6099" officeooo:paragraph-rsid="00232abd"/>
    </style:style>
    <style:style style:name="P4" style:family="paragraph" style:parent-style-name="Header">
      <style:paragraph-properties fo:text-align="justify" style:justify-single-word="false"/>
      <style:text-properties fo:color="#383d3c"/>
    </style:style>
    <style:style style:name="P5" style:family="paragraph" style:parent-style-name="Header">
      <style:paragraph-properties fo:text-align="justify" style:justify-single-word="false"/>
      <style:text-properties fo:color="#383d3c" officeooo:paragraph-rsid="0023ad9f"/>
    </style:style>
    <style:style style:name="P6" style:family="paragraph" style:parent-style-name="Heading_20_2">
      <style:paragraph-properties fo:text-align="justify" style:justify-single-word="false"/>
    </style:style>
    <style:style style:name="P7" style:family="paragraph" style:parent-style-name="Heading_20_2">
      <style:paragraph-properties fo:text-align="justify" style:justify-single-word="false"/>
      <style:text-properties fo:color="#2a6099"/>
    </style:style>
    <style:style style:name="P8" style:family="paragraph" style:parent-style-name="Standard">
      <style:paragraph-properties fo:text-align="justify" style:justify-single-word="false"/>
      <style:text-properties officeooo:rsid="001fae76" officeooo:paragraph-rsid="001fae76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 style:list-style-name="L1">
      <style:paragraph-properties fo:text-align="justify" style:justify-single-word="false"/>
    </style:style>
    <style:style style:name="P12" style:family="paragraph" style:parent-style-name="Text_20_body" style:list-style-name="L2">
      <style:paragraph-properties fo:text-align="justify" style:justify-single-word="false"/>
    </style:style>
    <style:style style:name="P13" style:family="paragraph" style:parent-style-name="Text_20_body" style:list-style-name="L1">
      <style:paragraph-properties fo:text-align="justify" style:justify-single-word="false"/>
      <style:text-properties officeooo:rsid="00241b18" officeooo:paragraph-rsid="00241b18"/>
    </style:style>
    <style:style style:name="P14" style:family="paragraph" style:parent-style-name="Text_20_body">
      <style:text-properties fo:color="#383d3c"/>
    </style:style>
    <style:style style:name="T1" style:family="text">
      <style:text-properties officeooo:rsid="001fae76"/>
    </style:style>
    <style:style style:name="T2" style:family="text">
      <style:text-properties fo:color="#2a6099"/>
    </style:style>
    <style:style style:name="T3" style:family="text">
      <style:text-properties fo:color="#2a6099" officeooo:rsid="001fae76"/>
    </style:style>
    <style:style style:name="T4" style:family="text">
      <style:text-properties officeooo:rsid="0023ad9f"/>
    </style:style>
    <style:style style:name="T5" style:family="text">
      <style:text-properties fo:font-variant="normal" fo:text-transform="none" fo:color="#777777" style:font-name="Roboto" fo:font-size="8.25pt" fo:letter-spacing="normal" fo:font-style="normal" fo:font-weight="normal"/>
    </style:style>
    <style:style style:name="T6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1"><text:a xlink:type="simple" xlink:href="#__RefHeading___Toc828_2810971330" text:style-name="Index_20_Link" text:visited-style-name="Index_20_Link">1. Contexto. Explicar en qué contexto se ha recolectado la información. Expliquepor qué el sitio web elegido proporciona dicha información.<text:tab/>2</text:a></text:p>
          <text:p text:style-name="P1"><text:a xlink:type="simple" xlink:href="#__RefHeading___Toc830_2810971330" text:style-name="Index_20_Link" text:visited-style-name="Index_20_Link">2. Definir un título para el dataset. Elegir un título que sea descriptivo.<text:tab/>2</text:a></text:p>
          <text:p text:style-name="P1"><text:a xlink:type="simple" xlink:href="#__RefHeading___Toc913_2810971330" text:style-name="Index_20_Link" text:visited-style-name="Index_20_Link">3. Descripción del dataset. Desarrollar una descripción breve del conjunto de datos que se ha extraído (es necesario que esta descripción tenga sentido con el título Elegido).<text:tab/>2</text:a></text:p>
          <text:p text:style-name="P1"><text:a xlink:type="simple" xlink:href="#__RefHeading___Toc915_2810971330" text:style-name="Index_20_Link" text:visited-style-name="Index_20_Link">4. Representación gráfica. Presentar una imagen o esquema que identifique el dataset visualmente.<text:tab/>2</text:a></text:p>
          <text:p text:style-name="P1"><text:a xlink:type="simple" xlink:href="#__RefHeading___Toc917_2810971330" text:style-name="Index_20_Link" text:visited-style-name="Index_20_Link">5. Contenido. Explicar los campos que incluye el dataset, el periodo de tiempo deos datos y cómo se ha recogido.<text:tab/>2</text:a></text:p>
          <text:p text:style-name="P1"><text:a xlink:type="simple" xlink:href="#__RefHeading___Toc919_2810971330" text:style-name="Index_20_Link" text:visited-style-name="Index_20_Link">6. Agradecimientos. Presentar al propietario del conjunto de datos. Es necesario incluir citas de investigación o análisis anteriores (si los hay).<text:tab/>2</text:a></text:p>
          <text:p text:style-name="P1"><text:a xlink:type="simple" xlink:href="#__RefHeading___Toc921_2810971330" text:style-name="Index_20_Link" text:visited-style-name="Index_20_Link">7. Inspiración. Explique por qué es interesante este conjunto de datos y qué preguntas se pretenden responder.<text:tab/>2</text:a></text:p>
          <text:p text:style-name="P1"><text:a xlink:type="simple" xlink:href="#__RefHeading___Toc923_2810971330" text:style-name="Index_20_Link" text:visited-style-name="Index_20_Link">8. Licencia. Seleccione una de estas licencias para su dataset y explique el motivo de su selección:<text:tab/>3</text:a></text:p>
          <text:p text:style-name="P1"><text:a xlink:type="simple" xlink:href="#__RefHeading___Toc925_2810971330" text:style-name="Index_20_Link" text:visited-style-name="Index_20_Link">9. Código. Adjuntar el código con el que se ha generado el dataset, preferiblemente en Python o, alternativamente, en R.<text:tab/>3</text:a></text:p>
          <text:p text:style-name="P1"><text:a xlink:type="simple" xlink:href="#__RefHeading___Toc927_2810971330" text:style-name="Index_20_Link" text:visited-style-name="Index_20_Link">10. Dataset. Publicación del dataset en formato CSV en Zenodo (obtención del DOI) con una breve descripción.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Footer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" text:outline-level="2"><text:bookmark-start text:name="__RefHeading___Toc828_2810971330"/><text:soft-page-break/><text:span text:style-name="T3">1. </text:span><text:span text:style-name="T2">Contexto. Explicar en qué contexto se ha recolectado la información. Expliquepor qué el sitio web elegido proporciona dicha información.</text:span><text:bookmark-end text:name="__RefHeading___Toc828_2810971330"/></text:h>
      <text:p text:style-name="P9"/>
      <text:h text:style-name="P7" text:outline-level="2"/>
      <text:h text:style-name="P7" text:outline-level="2"/>
      <text:h text:style-name="P7" text:outline-level="2"><text:bookmark-start text:name="__RefHeading___Toc830_2810971330"/>2. Definir un título para el dataset. Elegir un título que sea descriptivo.<text:bookmark-end text:name="__RefHeading___Toc830_2810971330"/></text:h>
      <text:p text:style-name="P10"/>
      <text:p text:style-name="P10"/>
      <text:h text:style-name="P7" text:outline-level="2"/>
      <text:h text:style-name="P7" text:outline-level="2"/>
      <text:h text:style-name="P7" text:outline-level="2"><text:bookmark-start text:name="__RefHeading___Toc913_2810971330"/>3. Descripción del dataset. Desarrollar una descripción breve del conjunto de datos que se ha extraído (es necesario que esta descripción tenga sentido con el título Elegido).<text:bookmark-end text:name="__RefHeading___Toc913_2810971330"/></text:h>
      <text:p text:style-name="P10"><text:span text:style-name="T2"/></text:p>
      <text:h text:style-name="P7" text:outline-level="2"><text:bookmark-start text:name="__RefHeading___Toc915_2810971330"/>4. Representación gráfica. Presentar una imagen o esquema que identifique el dataset visualmente.<text:bookmark-end text:name="__RefHeading___Toc915_2810971330"/></text:h>
      <text:h text:style-name="P7" text:outline-level="2"><text:bookmark-start text:name="__RefHeading___Toc917_2810971330"/>5. Contenido. Explicar los campos que incluye el dataset, el periodo de tiempo deos datos y cómo se ha recogido.<text:bookmark-end text:name="__RefHeading___Toc917_2810971330"/></text:h>
      <text:h text:style-name="P7" text:outline-level="2"><text:bookmark-start text:name="__RefHeading___Toc919_2810971330"/>6. Agradecimientos. Presentar al propietario del conjunto de datos. Es necesario incluir citas de investigación o análisis anteriores (si los hay).<text:bookmark-end text:name="__RefHeading___Toc919_2810971330"/></text:h>
      <text:h text:style-name="P7" text:outline-level="2"><text:bookmark-start text:name="__RefHeading___Toc921_2810971330"/>7. Inspiración. Explique por qué es interesante este conjunto de datos y qué preguntas se pretenden responder.<text:bookmark-end text:name="__RefHeading___Toc921_2810971330"/></text:h>
      <text:p text:style-name="P10"><text:span text:style-name="T2"/></text:p>
      <text:h text:style-name="P7" text:outline-level="2"><text:bookmark-start text:name="__RefHeading___Toc923_2810971330"/><text:soft-page-break/>8. Licencia. Seleccione una de estas licencias para su dataset y explique el motivo de su selección:<text:bookmark-end text:name="__RefHeading___Toc923_2810971330"/></text:h>
      <text:p text:style-name="P8"/>
      <text:h text:style-name="P7" text:outline-level="2"><text:bookmark-start text:name="__RefHeading___Toc925_2810971330"/>9. Código. Adjuntar el código con el que se ha generado el dataset, preferiblemente en Python o, alternativamente, en R.<text:bookmark-end text:name="__RefHeading___Toc925_2810971330"/></text:h>
      <text:h text:style-name="P7" text:outline-level="2"><text:bookmark-start text:name="__RefHeading___Toc927_2810971330"/>10. Dataset. Publicación del dataset en formato CSV en Zenodo (obtención del DOI) con una breve descripción.<text:bookmark-end text:name="__RefHeading___Toc927_2810971330"/></text:h>
      <text:p text:style-name="P9"/>
      <text:p text:style-name="P9"/>
      <text:p text:style-name="Text_20_body"><text:span text:style-name="T4"><text:tab/>Los</text:span> DOI de publicación en Zenodo <text:span text:style-name="T4">son</text:span>:</text:p>
      <text:p text:style-name="Text_20_body"><text:span text:style-name="T5"/></text:p>
      <text:list xml:id="list1770740333" text:style-name="L1">
        <text:list-item>
          <text:p text:style-name="P11">10.5281/zenodo.4262291 H<text:span text:style-name="T6">istorical quotation of Ibex 35 companies from January 2020 to November 2020</text:span></text:p>
        </text:list-item>
      </text:list>
      <text:p text:style-name="P10"><text:tab/><text:span text:style-name="T4">Los histogramas muestran los valores de las companías del Ibex35 desde enero del 2020 a noviembre 2020</text:span></text:p>
      <text:list xml:id="list1519216543" text:style-name="L2">
        <text:list-item>
          <text:p text:style-name="P12">10.5281/zenodo.4262200 <text:span text:style-name="T6">Listed values of Ibex 35 companies from January 2020 to November 2020</text:span></text:p>
        </text:list-item>
      </text:list>
      <text:list xml:id="list204003292999197" text:continue-list="list1770740333" text:style-name="L1">
        <text:list-item>
          <text:list>
            <text:list-header>
              <text:p text:style-name="P13">Para cada empresa se listan los valores diarios de cierre, cambio, cambio %, máximo, mínimo y volumen</text:p>
            </text:list-header>
          </text:list>
        </text:list-item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Estándar" style:font-family-generic="roman" style:font-pitch="variable"/>
    <style:font-face style:name="Times New Roman1" svg:font-family="'Times New Roman'" style:font-adornments="Gros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Times New Roman" fo:font-family="'Times New Roman'" style:font-style-name="Estándar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style-name="Estándar" style:font-family-generic="roman" style:font-pitch="variable" fo:font-size="14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" style:font-style-name="Estándar" style:font-family-generic="roman" style:font-pitch="variabl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Grosa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2a6099" officeooo:paragraph-rsid="00232abd"/>
    </style:style>
    <style:style style:name="MP2" style:family="paragraph" style:parent-style-name="Footer">
      <style:paragraph-properties fo:break-before="page"/>
      <style:text-properties fo:color="#2a6099" officeooo:paragraph-rsid="00232abd"/>
    </style:style>
    <style:style style:name="MT1" style:family="text">
      <style:text-properties fo:color="#2a6099" officeooo:rsid="001fae76"/>
    </style:style>
    <style:style style:name="MT2" style:family="text">
      <style:text-properties fo:color="#2a6099"/>
    </style:style>
    <style:style style:name="MT3" style:family="text">
      <style:text-properties officeooo:rsid="001fae7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Práctica 1 </text:span><text:span text:style-name="MT2">M2.851 - Tipología y ciclo de vida de los datos</text:span> </text:p>
      </style:header>
      <style:footer>
        <text:p text:style-name="MP1"/>
        <text:p text:style-name="MP2"><text:span text:style-name="MT3">Página </text:span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9:10:45.752791464</meta:creation-date>
    <dc:date>2020-11-08T20:40:02.681901096</dc:date>
    <meta:editing-duration>PT11M16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3" meta:paragraph-count="28" meta:word-count="465" meta:character-count="2895" meta:non-whitespace-character-count="2458"/>
  </office:meta>
</office:document-meta>
</file>